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OleObj3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OleObj4" manifest:media-type="application/octet-stream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Calibri1" fo:font-size="11pt" fo:font-weight="normal" officeooo:rsid="001d19d6" officeooo:paragraph-rsid="001d19d6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officeooo:rsid="001d253a"/>
    </style:style>
    <style:style style:name="T3" style:family="text">
      <style:text-properties officeooo:rsid="001f0fa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>Create folder named "input" in directory</text:p>
      <text:p text:style-name="P1"><draw:frame draw:style-name="fr1" draw:name="1" text:anchor-type="as-char" svg:width="15.24cm" style:rel-width="scale" svg:height="8.00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/>
      <text:p text:style-name="P3">Load data_quality_input.csv in input directory</text:p>
      <text:p text:style-name="P1"><draw:frame draw:style-name="fr1" draw:name="2" text:anchor-type="as-char" svg:width="15.24cm" style:rel-width="scale" svg:height="8.00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"><text:soft-page-break/><draw:frame draw:style-name="fr1" draw:name="3" text:anchor-type="as-char" svg:width="15.24cm" style:rel-width="scale" svg:height="8.008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3">Understand the given input data and create hive external table for this</text:p>
      <text:p text:style-name="P1"><draw:frame draw:style-name="fr1" draw:name="4" text:anchor-type="as-char" svg:width="15.24cm" style:rel-width="scale" svg:height="8.008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3"/>
      <text:p text:style-name="P3"/>
      <text:p text:style-name="P4">Write down the role of these services in above processes</text:p>
      <text:p text:style-name="P4">HADOOP-NameNode- <text:span text:style-name="T2">Manages the file system and the metadata of the files in the HDFS.They serve as masternode for the datanode.</text:span></text:p>
      <text:p text:style-name="P4">HADOOP-DataNode- <text:span text:style-name="T2">These nodes actually store the metadata in the HDFS.They serve as slave node of the namenode.</text:span></text:p>
      <text:p text:style-name="P4">HADOOP-Secondary NameNode-<text:span text:style-name="T2">Usually situated on a separate physical machine than the namenode and datanode where it maintains a copy of the namespace image and periodically merges the namespace image with the edit log.</text:span></text:p>
      <text:p text:style-name="P4">HADOOP-Resource Manager-<text:span text:style-name="T3">Serves as the master for the node manager.Manages all the global resources in HDFS.</text:span></text:p>
      <text:p text:style-name="P4"><text:soft-page-break/>HADOOP-Node Manager- <text:span text:style-name="T3">Serves as the slave for Resource manager.It is per node managerand reports to the resource manager.runs health checks on the individual datanode and informs the resource manager if a node is unhealthy.</text:span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9T17:37:56.953000000</dc:date>
    <meta:editing-duration>PT6M1S</meta:editing-duration>
    <meta:editing-cycles>1</meta:editing-cycles>
    <meta:document-statistic meta:table-count="0" meta:image-count="0" meta:object-count="4" meta:page-count="3" meta:paragraph-count="13" meta:word-count="151" meta:character-count="993" meta:non-whitespace-character-count="851"/>
    <meta:generator>Neat_Office/6.2.8.2$Windows_x86 LibreOffice_project/</meta:generator>
  </office:meta>
</office:document-meta>
</file>